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999999" draw:textarea-horizontal-align="center" draw:textarea-vertical-align="middle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fill-color="#ccccff" draw:textarea-horizontal-align="center" draw:textarea-vertical-align="middle"/>
    </style:style>
    <style:style style:name="gr4" style:family="graphic" style:parent-style-name="standard">
      <style:graphic-properties draw:fill-color="#ccffff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center" draw:textarea-vertical-align="middle"/>
    </style:style>
    <style:style style:name="gr6" style:family="graphic" style:parent-style-name="standard">
      <style:graphic-properties draw:fill-color="#33cc66" draw:textarea-horizontal-align="center" draw:textarea-vertical-align="middle"/>
    </style:style>
    <style:style style:name="gr7" style:family="graphic" style:parent-style-name="standard">
      <style:graphic-properties svg:stroke-width="0.051cm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fo:font-weight="bold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 fo:font-style="italic"/>
    </style:style>
    <style:style style:name="T1" style:family="text">
      <style:text-properties fo:font-size="14pt" fo:font-weight="bold"/>
    </style:style>
    <style:style style:name="T2" style:family="text">
      <style:text-properties fo:font-size="10pt"/>
    </style:style>
    <style:style style:name="T3" style:family="text">
      <style:text-properties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048cm" svg:height="0.635cm" svg:x="8.356cm" svg:y="5.505cm">
          <text:p text:style-name="P5"/>
        </draw:rect>
        <draw:rect draw:style-name="gr1" draw:text-style-name="P1" draw:layer="layout" svg:width="3.048cm" svg:height="0.635cm" svg:x="5.054cm" svg:y="6.14cm">
          <text:p text:style-name="P5"/>
        </draw:rect>
        <draw:rect draw:style-name="gr2" draw:text-style-name="P2" draw:layer="layout" svg:width="4.165cm" svg:height="1.06cm" svg:x="5.943cm" svg:y="8.045cm">
          <text:p text:style-name="P1"><text:span text:style-name="T1">Your computer</text:span></text:p>
        </draw:rect>
        <draw:rect draw:style-name="gr3" draw:text-style-name="P3" draw:layer="layout" svg:width="2.794cm" svg:height="0.762cm" svg:x="5.842cm" svg:y="6.477cm">
          <text:p text:style-name="P1"><text:span text:style-name="T2">SETI@home</text:span></text:p>
        </draw:rect>
        <draw:rect draw:style-name="gr4" draw:text-style-name="P3" draw:layer="layout" svg:width="3.175cm" svg:height="0.762cm" svg:x="2.667cm" svg:y="5.461cm">
          <text:p text:style-name="P1"><text:span text:style-name="T2">Rosetta@home</text:span></text:p>
        </draw:rect>
        <draw:rect draw:style-name="gr5" draw:text-style-name="P3" draw:layer="layout" svg:width="2.921cm" svg:height="0.762cm" svg:x="9.906cm" svg:y="5.969cm">
          <text:p text:style-name="P1"><text:span text:style-name="T2">Einstein@home</text:span></text:p>
        </draw:rect>
        <draw:rect draw:style-name="gr6" draw:text-style-name="P3" draw:layer="layout" svg:width="3.81cm" svg:height="0.635cm" svg:x="6.858cm" svg:y="4.953cm">
          <text:p text:style-name="P1"><text:span text:style-name="T2">Climateprediction.net</text:span></text:p>
        </draw:rect>
        <draw:line draw:style-name="gr7" draw:text-style-name="P4" draw:layer="layout" svg:x1="4.191cm" svg:y1="6.223cm" svg:x2="6.197cm" svg:y2="8.045cm">
          <text:p text:style-name="P5"/>
        </draw:line>
        <draw:line draw:style-name="gr7" draw:text-style-name="P4" draw:layer="layout" svg:x1="8.89cm" svg:y1="5.588cm" svg:x2="8.737cm" svg:y2="8.045cm">
          <text:p text:style-name="P5"/>
        </draw:line>
        <draw:frame draw:style-name="gr8" draw:text-style-name="P6" draw:layer="layout" svg:width="1.988cm" svg:height="0.729cm" svg:x="4.318cm" svg:y="4.572cm">
          <draw:text-box>
            <text:p text:style-name="P5"><text:span text:style-name="T3">projec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4.489cm" fo:margin-bottom="18.799cm" fo:margin-left="2.133cm" fo:margin-right="8.3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6-12-04T11:34:37</meta:creation-date>
    <dc:creator>David Anderson</dc:creator>
    <dc:date>2007-02-04T19:33:48</dc:date>
    <dc:language>en-US</dc:language>
    <meta:editing-cycles>6</meta:editing-cycles>
    <meta:editing-duration>P1DT5H24M32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